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D00000101AF08709DFA8CDB8B.png" manifest:media-type="image/png"/>
  <manifest:file-entry manifest:full-path="Pictures/10000201000000080000003A78D046C71D4D5E3A.png" manifest:media-type="image/png"/>
  <manifest:file-entry manifest:full-path="Pictures/10000201000000B5000000A6E9C6F2D0462EBD3B.png" manifest:media-type="image/png"/>
  <manifest:file-entry manifest:full-path="Pictures/10000201000000B7000000AB1AFF1B1834B9C0EB.png" manifest:media-type="image/png"/>
  <manifest:file-entry manifest:full-path="Pictures/100002010000005000000016EC7B0A1DCDFA2CD4.png" manifest:media-type="image/png"/>
  <manifest:file-entry manifest:full-path="Pictures/10000201000000DD000000CF5C8A04B88AAD5458.png" manifest:media-type="image/png"/>
  <manifest:file-entry manifest:full-path="Pictures/100002010000014A000000D71B472C281782E5D2.png" manifest:media-type="image/png"/>
  <manifest:file-entry manifest:full-path="Pictures/10000201000000A3000000C5D6F39B21A730E929.png" manifest:media-type="image/png"/>
  <manifest:file-entry manifest:full-path="Pictures/1000020100000127000000FE26C5668593E6DA86.png" manifest:media-type="image/png"/>
  <manifest:file-entry manifest:full-path="Pictures/100002010000009100000027E5881F339C8EEE1F.png" manifest:media-type="image/png"/>
  <manifest:file-entry manifest:full-path="Pictures/100002010000002400000041272A54DAE54AF1B1.png" manifest:media-type="image/png"/>
  <manifest:file-entry manifest:full-path="Pictures/10000201000000170000001DE695F7CFA12892EE.png" manifest:media-type="image/png"/>
  <manifest:file-entry manifest:full-path="Pictures/100002010000001C000001FF811A16683DC46ACE.png" manifest:media-type="image/png"/>
  <manifest:file-entry manifest:full-path="Pictures/100002010000002B00000066E8BBDC2AAF8A2B88.png" manifest:media-type="image/png"/>
  <manifest:file-entry manifest:full-path="Pictures/100002010000035F0000022979A93017B0565976.png" manifest:media-type="image/png"/>
  <manifest:file-entry manifest:full-path="Pictures/10000201000000520000011201EAB11E9B71BC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059" svg:font-family="C059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color="#00aaa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aaad" draw:fill="solid" draw:fill-color="#7da7d8" draw:textarea-horizontal-align="justify" draw:textarea-vertical-align="middle" draw:auto-grow-height="false" fo:min-height="0.131cm" fo:min-width="3.723cm"/>
    </style:style>
    <style:style style:name="gr3" style:family="graphic" style:parent-style-name="Object_20_with_20_no_20_fill_20_and_20_no_20_line">
      <style:graphic-properties draw:stroke="none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svg:stroke-width="0.051cm" svg:stroke-color="#00aaad" draw:marker-start-width="0.355cm" draw:marker-end-width="0.355cm" draw:textarea-horizontal-align="justify" draw:textarea-vertical-align="middle" draw:auto-grow-height="false" fo:min-height="14.559cm" fo:min-width="8.467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aaad" draw:marker-start-width="0.355cm" draw:marker-end-width="0.355cm" draw:textarea-horizontal-align="justify" draw:textarea-vertical-align="middle" draw:auto-grow-height="false" fo:min-height="14.559cm" fo:min-width="9.356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1.881cm" fo:min-width="1.407cm" draw:shadow="hidden" draw:shadow-offset-x="0.203cm" draw:shadow-offset-y="0.203cm" draw:shadow-opacity="100%"/>
    </style:style>
    <style:style style:name="gr9" style:family="graphic" style:parent-style-name="Object_20_with_20_no_20_fill_20_and_20_no_20_line">
      <style:graphic-properties draw:stroke="none" svg:stroke-color="#00aaa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004cm" fo:min-width="0.389cm" draw:shadow="hidden" draw:shadow-offset-x="0.203cm" draw:shadow-offset-y="0.203cm" draw:shadow-opacity="100%"/>
    </style:style>
    <style:style style:name="gr11" style:family="graphic" style:parent-style-name="standard">
      <style:graphic-properties draw:textarea-horizontal-align="justify" draw:textarea-vertical-align="middle" draw:auto-grow-height="false" fo:min-height="8.767cm" fo:min-width="3.945cm"/>
    </style:style>
    <style:style style:name="gr12" style:family="graphic" style:parent-style-name="standard">
      <style:graphic-properties draw:textarea-horizontal-align="justify" draw:textarea-vertical-align="middle" draw:auto-grow-height="false" fo:min-height="8.767cm" fo:min-width="4.072cm"/>
    </style:style>
    <style:style style:name="gr13" style:family="graphic" style:parent-style-name="standard">
      <style:graphic-properties draw:stroke="none" svg:stroke-color="#00aaad" draw:fill="solid" draw:fill-color="#7da7d8" draw:textarea-horizontal-align="justify" draw:textarea-vertical-align="middle" draw:auto-grow-height="false" fo:min-height="0.175cm" fo:min-width="8.417cm"/>
    </style:style>
    <style:style style:name="gr14" style:family="graphic" style:parent-style-name="standard">
      <style:graphic-properties draw:textarea-horizontal-align="justify" draw:textarea-vertical-align="middle" draw:auto-grow-height="false" fo:min-height="3.687cm" fo:min-width="8.771cm"/>
    </style:style>
    <style:style style:name="gr15" style:family="graphic" style:parent-style-name="standard">
      <style:graphic-properties draw:textarea-horizontal-align="justify" draw:textarea-vertical-align="middle" draw:auto-grow-height="false" fo:min-height="5.719cm" fo:min-width="6.685cm"/>
    </style:style>
    <style:style style:name="gr16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58cm" fo:min-width="0.795cm" draw:shadow="hidden" draw:shadow-offset-x="0.203cm" draw:shadow-offset-y="0.203cm" draw:shadow-opacity="100%"/>
    </style:style>
    <style:style style:name="gr17" style:family="graphic" style:parent-style-name="standard">
      <style:graphic-properties draw:stroke="none" svg:stroke-color="#000000" draw:fill="none" draw:fill-color="#ffffff" fo:min-height="0.639cm"/>
    </style:style>
    <style:style style:name="gr18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57cm" fo:min-width="0.298cm" draw:shadow="hidden" draw:shadow-offset-x="0.203cm" draw:shadow-offset-y="0.203cm" draw:shadow-opacity="100%"/>
    </style:style>
    <style:style style:name="gr19" style:family="graphic" style:parent-style-name="standard">
      <style:graphic-properties draw:stroke="none" svg:stroke-color="#000000" draw:fill="none" draw:fill-color="#ffffff" fo:min-height="0.319cm"/>
    </style:style>
    <style:style style:name="gr20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58cm" fo:min-width="0.759cm" draw:shadow="hidden" draw:shadow-offset-x="0.203cm" draw:shadow-offset-y="0.203cm" draw:shadow-opacity="100%"/>
    </style:style>
    <style:style style:name="gr21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85cm" fo:min-width="0.759cm" draw:shadow="hidden" draw:shadow-offset-x="0.203cm" draw:shadow-offset-y="0.203cm" draw:shadow-opacity="100%"/>
    </style:style>
    <style:style style:name="gr22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58cm" fo:min-width="0cm" draw:shadow="hidden" draw:shadow-offset-x="0.203cm" draw:shadow-offset-y="0.203cm" draw:shadow-opacity="100%"/>
    </style:style>
    <style:style style:name="gr23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092cm" fo:min-width="0cm" draw:shadow="hidden" draw:shadow-offset-x="0.203cm" draw:shadow-offset-y="0.203cm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da7d8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text-properties fo:font-size="16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text-properties fo:font-size="16pt" fo:font-weight="bold" style:font-size-asian="18pt" style:font-weight-asian="bold" style:font-size-complex="18pt" style:font-weight-complex="bold"/>
    </style:style>
    <style:style style:name="P6" style:family="paragraph">
      <loext:graphic-properties draw:fill="solid" draw:fill-color="#ffffff" draw:opacity="100%"/>
      <style:paragraph-properties fo:text-align="center"/>
    </style:style>
    <style:style style:name="P7" style:family="paragraph">
      <style:paragraph-properties fo:text-align="center"/>
      <style:text-properties fo:font-size="18pt" fo:font-weight="bold" style:font-size-asian="18pt" style:font-size-complex="18pt"/>
    </style:style>
    <style:style style:name="P8" style:family="paragraph">
      <style:paragraph-properties fo:text-align="center"/>
      <style:text-properties style:font-name="C059" fo:font-size="8pt" fo:font-weight="bold" style:font-weight-asian="bold" style:font-weight-complex="bold"/>
    </style:style>
    <style:style style:name="P9" style:family="paragraph">
      <loext:graphic-properties draw:fill="solid" draw:fill-color="#7da7d8"/>
      <style:paragraph-properties fo:text-align="center"/>
      <style:text-properties style:font-name="C059" fo:font-size="8pt" fo:font-weight="bold" style:font-size-asian="18pt" style:font-weight-asian="bold" style:font-size-complex="18pt" style:font-weight-complex="bold"/>
    </style:style>
    <style:style style:name="P10" style:family="paragraph">
      <style:text-properties style:font-name="FreeSans" fo:font-size="10pt" fo:font-weight="normal" style:font-size-asian="18pt" style:font-size-complex="18pt"/>
    </style:style>
    <style:style style:name="P11" style:family="paragraph">
      <loext:graphic-properties draw:fill="none" draw:fill-color="#ffffff"/>
      <style:text-properties style:font-name="FreeSans" fo:font-size="10pt" fo:font-weight="normal" style:font-size-asian="18pt" style:font-size-complex="18pt"/>
    </style:style>
    <style:style style:name="P12" style:family="paragraph">
      <style:text-properties fo:font-size="8pt" style:font-size-asian="18pt" style:font-size-complex="18pt"/>
    </style:style>
    <style:style style:name="P13" style:family="paragraph">
      <loext:graphic-properties draw:fill="none" draw:fill-color="#ffffff"/>
      <style:text-properties fo:font-size="8pt" style:font-size-asian="18pt" style:font-size-complex="18pt"/>
    </style:style>
    <style:style style:name="T1" style:family="text">
      <style:text-properties fo:font-size="16pt" fo:font-weight="bold" style:font-size-asian="18pt" style:font-weight-asian="bold" style:font-size-complex="18pt" style:font-weight-complex="bold"/>
    </style:style>
    <style:style style:name="T2" style:family="text">
      <style:text-properties style:font-name="C059" fo:font-size="8pt" fo:font-weight="bold" style:font-size-asian="18pt" style:font-weight-asian="bold" style:font-size-complex="18pt" style:font-weight-complex="bold"/>
    </style:style>
    <style:style style:name="T3" style:family="text">
      <style:text-properties style:font-name="FreeSans" fo:font-size="10pt" fo:font-weight="normal" style:font-size-asian="18pt" style:font-size-complex="18pt"/>
    </style:style>
    <style:style style:name="T4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635cm" svg:height="0.479cm" svg:x="2.143cm" svg:y="11.824cm">
          <draw:image xlink:href="Pictures/10000201000000170000001DE695F7CFA12892EE.png" xlink:type="simple" xlink:show="embed" xlink:actuate="onLoad">
            <text:p/>
          </draw:image>
        </draw:frame>
        <draw:frame draw:style-name="gr1" draw:text-style-name="P1" draw:layer="layout" svg:width="5.486cm" svg:height="0.889cm" svg:x="6.112cm" svg:y="15.081cm">
          <draw:image xlink:href="Pictures/100002010000009100000027E5881F339C8EEE1F.png" xlink:type="simple" xlink:show="embed" xlink:actuate="onLoad">
            <text:p/>
          </draw:image>
        </draw:frame>
        <draw:custom-shape draw:style-name="gr2" draw:text-style-name="P2" draw:layer="layout" svg:width="4.223cm" svg:height="0.381cm" svg:x="16.367cm" svg:y="2.6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74cm" svg:height="12.192cm" svg:x="10.652cm" svg:y="2.905cm">
          <draw:image xlink:href="Pictures/100002010000001C000001FF811A16683DC46ACE.png" xlink:type="simple" xlink:show="embed" xlink:actuate="onLoad">
            <text:p/>
          </draw:image>
        </draw:frame>
        <draw:frame draw:style-name="gr1" draw:text-style-name="P1" draw:layer="layout" svg:width="0.762cm" svg:height="1.016cm" svg:x="5.953cm" svg:y="7.831cm">
          <draw:image xlink:href="Pictures/100002010000002B00000066E8BBDC2AAF8A2B88.png" xlink:type="simple" xlink:show="embed" xlink:actuate="onLoad">
            <text:p/>
          </draw:image>
        </draw:frame>
        <draw:frame draw:style-name="gr3" draw:text-style-name="P3" draw:layer="layout" svg:width="6.204cm" svg:height="5.08cm" svg:x="3.286cm" svg:y="9.382cm">
          <draw:image xlink:href="Pictures/100002010000035F0000022979A93017B0565976.png" xlink:type="simple" xlink:show="embed" xlink:actuate="onLoad">
            <text:p/>
          </draw:image>
        </draw:frame>
        <draw:custom-shape draw:style-name="gr4" draw:text-style-name="P3" draw:layer="layout" svg:width="0.635cm" svg:height="0.635cm" svg:x="7.396cm" svg:y="13.5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4.302cm" svg:y="13.5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3.948cm" svg:y="11.3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5.318cm" svg:y="11.2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5.826cm" svg:y="10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4.556cm" svg:y="10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3.286cm" svg:y="9.9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3.413cm" svg:y="12.6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4.386cm" svg:y="12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5.064cm" svg:y="12.5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8.277cm" svg:y="12.0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8.085cm" svg:y="10.7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3.894cm" svg:y="9.8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4.894cm" svg:y="9.3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3.647cm" svg:y="11.8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6.815cm" svg:y="9.9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8.82cm" svg:y="12.0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7.704cm" svg:y="12.0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6.334cm" svg:y="12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5.972cm" svg:y="13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text-style-name="P1" draw:layer="layout" svg:width="2.169cm" svg:height="7.249cm" svg:x="10.515cm" svg:y="1.635cm">
          <draw:image xlink:href="Pictures/10000201000000520000011201EAB11E9B71BC4F.png" xlink:type="simple" xlink:show="embed" xlink:actuate="onLoad">
            <text:p/>
          </draw:image>
        </draw:frame>
        <draw:custom-shape draw:style-name="gr5" draw:text-style-name="P1" draw:layer="layout" svg:width="9.017cm" svg:height="14.859cm" svg:x="1.508cm" svg:y="1.1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906cm" svg:height="14.859cm" svg:x="11.287cm" svg:y="1.127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7.112cm" svg:height="1.016cm" svg:x="12.684cm" svg:y="1.254cm">
          <draw:text-box>
            <text:p text:style-name="P4"><text:span text:style-name="T1">Downstream Analysis</text:span></text:p>
          </draw:text-box>
        </draw:frame>
        <draw:frame draw:style-name="gr1" draw:text-style-name="P1" draw:layer="layout" svg:width="4.312cm" svg:height="5.361cm" svg:x="11.674cm" svg:y="2.397cm">
          <draw:image xlink:href="Pictures/10000201000000A3000000C5D6F39B21A730E929.png" xlink:type="simple" xlink:show="embed" xlink:actuate="onLoad">
            <text:p/>
          </draw:image>
        </draw:frame>
        <draw:frame draw:style-name="gr1" draw:text-style-name="P1" draw:layer="layout" svg:width="4.191cm" svg:height="3.683cm" svg:x="11.668cm" svg:y="7.731cm">
          <draw:image xlink:href="Pictures/100002010000014A000000D71B472C281782E5D2.png" xlink:type="simple" xlink:show="embed" xlink:actuate="onLoad">
            <text:p/>
          </draw:image>
        </draw:frame>
        <draw:frame draw:style-name="gr1" draw:text-style-name="P1" draw:layer="layout" svg:width="4.251cm" svg:height="3.71cm" svg:x="16.367cm" svg:y="3.032cm">
          <draw:image xlink:href="Pictures/10000201000000DD000000CF5C8A04B88AAD5458.png" xlink:type="simple" xlink:show="embed" xlink:actuate="onLoad">
            <text:p/>
          </draw:image>
        </draw:frame>
        <draw:frame draw:style-name="gr1" draw:text-style-name="P1" draw:layer="layout" svg:width="4.335cm" svg:height="4.064cm" svg:x="16.35cm" svg:y="7.096cm">
          <draw:image xlink:href="Pictures/1000020100000127000000FE26C5668593E6DA86.png" xlink:type="simple" xlink:show="embed" xlink:actuate="onLoad">
            <text:p/>
          </draw:image>
        </draw:frame>
        <draw:custom-shape draw:style-name="gr8" draw:text-style-name="P6" draw:layer="layout" svg:width="1.907cm" svg:height="2.131cm" draw:transform="skewX (-0.0207694180987325) translate (19.117cm 4.7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698cm" svg:height="1.261cm" svg:x="18.209cm" svg:y="5.808cm">
          <draw:image xlink:href="Pictures/100002010000002400000041272A54DAE54AF1B1.png" xlink:type="simple" xlink:show="embed" xlink:actuate="onLoad">
            <text:p/>
          </draw:image>
        </draw:frame>
        <draw:frame draw:style-name="gr9" draw:text-style-name="P7" draw:layer="layout" svg:width="1.396cm" svg:height="0.33cm" svg:x="17.765cm" svg:y="2.702cm">
          <draw:image xlink:href="Pictures/100002010000005000000016EC7B0A1DCDFA2CD4.png" xlink:type="simple" xlink:show="embed" xlink:actuate="onLoad">
            <text:p text:style-name="P1"/>
          </draw:image>
        </draw:frame>
        <draw:custom-shape draw:style-name="gr10" draw:text-style-name="P6" draw:layer="layout" svg:width="0.889cm" svg:height="0.254cm" svg:x="14.462cm" svg:y="2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45cm" svg:height="9.017cm" svg:x="11.541cm" svg:y="2.5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572cm" svg:height="9.017cm" svg:x="16.24cm" svg:y="2.5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917cm" svg:height="0.425cm" svg:x="11.641cm" svg:y="11.751cm">
          <text:p text:style-name="P8"><text:span text:style-name="T2">Visualizatio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442cm" svg:height="3.048cm" svg:x="11.668cm" svg:y="12.328cm">
          <draw:image xlink:href="Pictures/10000201000000B5000000A6E9C6F2D0462EBD3B.png" xlink:type="simple" xlink:show="embed" xlink:actuate="onLoad">
            <text:p/>
          </draw:image>
        </draw:frame>
        <draw:frame draw:style-name="gr1" draw:text-style-name="P1" draw:layer="layout" svg:width="4.587cm" svg:height="3.175cm" svg:x="16.113cm" svg:y="12.303cm">
          <draw:image xlink:href="Pictures/10000201000000B7000000AB1AFF1B1834B9C0EB.png" xlink:type="simple" xlink:show="embed" xlink:actuate="onLoad">
            <text:p/>
          </draw:image>
        </draw:frame>
        <draw:custom-shape draw:style-name="gr14" draw:text-style-name="P1" draw:layer="layout" svg:width="9.271cm" svg:height="3.937cm" svg:x="11.541cm" svg:y="11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7.185cm" svg:height="5.969cm" svg:x="2.832cm" svg:y="9.1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95cm" svg:height="0.508cm" draw:transform="skewX (-0.0207694180987325) translate (5.699cm 2.5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74cm" svg:height="6.731cm" draw:transform="skewX (0.0015707963267949) translate (1.784cm 5.191cm)">
          <draw:image xlink:href="Pictures/100002010000001C000001FF811A16683DC46ACE.png" xlink:type="simple" xlink:show="embed" xlink:actuate="onLoad">
            <text:p/>
          </draw:image>
        </draw:frame>
        <draw:frame draw:style-name="gr17" draw:text-style-name="P11" draw:layer="layout" svg:width="5.588cm" svg:height="0.889cm" draw:transform="rotate (1.5694000633933) translate (1.6cm 9.889cm)">
          <draw:text-box>
            <text:p text:style-name="P10"><text:span text:style-name="T3">Prior Information</text:span></text:p>
          </draw:text-box>
        </draw:frame>
        <draw:frame draw:style-name="gr7" draw:text-style-name="P5" draw:layer="layout" svg:width="4.82cm" svg:height="1.016cm" svg:x="4.084cm" svg:y="1.254cm">
          <draw:text-box>
            <text:p text:style-name="P4"><text:span text:style-name="T1">Sphetcher</text:span></text:p>
          </draw:text-box>
        </draw:frame>
        <draw:frame draw:style-name="gr1" draw:text-style-name="P1" draw:layer="layout" svg:width="0.178cm" svg:height="0.721cm" svg:x="2.016cm" svg:y="11.414cm">
          <draw:image xlink:href="Pictures/10000201000000080000003A78D046C71D4D5E3A.png" xlink:type="simple" xlink:show="embed" xlink:actuate="onLoad">
            <text:p/>
          </draw:image>
        </draw:frame>
        <draw:custom-shape draw:style-name="gr4" draw:text-style-name="P3" draw:layer="layout" svg:width="0.635cm" svg:height="0.635cm" svg:x="8.985cm" svg:y="10.4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8.385cm" svg:y="10.2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8.985cm" svg:y="10.0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7.996cm" svg:y="13.7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text-style-name="P1" draw:layer="layout" svg:width="7.055cm" svg:height="4.646cm" svg:x="2.835cm" svg:y="2.958cm">
          <draw:image xlink:href="Pictures/100002010000014D00000101AF08709DFA8CDB8B.png" xlink:type="simple" xlink:show="embed" xlink:actuate="onLoad">
            <text:p/>
          </draw:image>
        </draw:frame>
        <draw:custom-shape draw:style-name="gr18" draw:text-style-name="P6" draw:layer="layout" svg:width="0.798cm" svg:height="0.607cm" draw:transform="skewX (-0.0207694180987325) translate (5.318cm 7.7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3" draw:layer="layout" svg:width="1.524cm" svg:height="0.569cm" svg:x="5.14cm" svg:y="2.524cm">
          <draw:text-box>
            <text:p text:style-name="P12"><text:span text:style-name="T4">Genes</text:span></text:p>
          </draw:text-box>
        </draw:frame>
        <draw:frame draw:style-name="gr19" draw:text-style-name="P13" draw:layer="layout" svg:width="1.524cm" svg:height="0.569cm" draw:transform="rotate (1.54967784284577) translate (2.402cm 5.565cm)">
          <draw:text-box>
            <text:p text:style-name="P12"><text:span text:style-name="T4">Cells</text:span></text:p>
          </draw:text-box>
        </draw:frame>
        <draw:custom-shape draw:style-name="gr4" draw:text-style-name="P3" draw:layer="layout" svg:width="0.635cm" svg:height="0.635cm" svg:x="4.294cm" svg:y="9.4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3.186cm" svg:y="10.4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3.786cm" svg:y="10.3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3.486cm" svg:y="10.8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5.186cm" svg:y="9.9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5.826cm" svg:y="9.6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6.526cm" svg:y="10.1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7.126cm" svg:y="10.4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5.826cm" svg:y="10.9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6.426cm" svg:y="11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5.726cm" svg:y="12.1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5.126cm" svg:y="11.8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4.826cm" svg:y="11.4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4.926cm" svg:y="13.1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4.926cm" svg:y="13.5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5.526cm" svg:y="13.7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3.913cm" svg:y="12.3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3.913cm" svg:y="13.0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7.213cm" svg:y="12.7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5.013cm" svg:y="10.5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7.113cm" svg:y="9.2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6.713cm" svg:y="9.3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635cm" svg:height="0.635cm" svg:x="8.585cm" svg:y="10.7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6" draw:layer="layout" svg:width="1.259cm" svg:height="0.508cm" draw:transform="skewX (-0.0207694180987325) translate (8.112cm 12.8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.259cm" svg:height="0.635cm" draw:transform="skewX (-0.0207694180987325) translate (8.237cm 11.4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0.386cm" svg:height="0.508cm" draw:transform="skewX (-0.00401425727958705) rotate (0.733561884613217) translate (9.135cm 11.9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0.386cm" svg:height="0.508cm" draw:transform="skewX (-0.00401425727958705) rotate (0.733561884613217) translate (6.842cm 12.3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0.386cm" svg:height="0.508cm" draw:transform="skewX (-0.00401425727958705) rotate (0.733561884613217) translate (7.103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0.386cm" svg:height="0.508cm" draw:transform="skewX (-0.00401425727958705) rotate (0.733561884613217) translate (4.436cm 12.4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draw:layer="layout" svg:width="0.386cm" svg:height="0.342cm" draw:transform="skewX (-0.00401425727958702) rotate (0.733561884613217) translate (5.564cm 13.3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059" svg:font-family="C059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aaad" draw:marker-start-width="0.203cm" draw:marker-start-center="false" draw:marker-end-width="0.203cm" draw:marker-end-center="false" draw:fill="none" draw:fill-color="#00aaad" draw:opacity="30%" draw:textarea-horizontal-align="justify" fo:padding-top="0.125cm" fo:padding-bottom="0.125cm" fo:padding-left="0.25cm" fo:padding-right="0.25cm" draw:shadow="hidden" draw:shadow-offset-x="0.2cm" draw:shadow-offset-y="0.2cm" draw:shadow-color="#808080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cm" draw:marker-start-width="0.203cm" draw:marker-end-width="0.203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81cm" fo:margin-bottom="9.964cm" fo:margin-left="0.89cm" fo:margin-right="0.11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22:14:16.004349451</meta:creation-date>
    <meta:generator>LibreOffice/5.4.7.2$Linux_X86_64 LibreOffice_project/40$Build-2</meta:generator>
    <dc:date>2019-11-14T00:18:55.186798356</dc:date>
    <meta:editing-duration>PT41M28S</meta:editing-duration>
    <meta:editing-cycles>15</meta:editing-cycles>
    <meta:document-statistic meta:object-count="88"/>
  </office:meta>
</office:document-meta>
</file>